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rc=0.5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8.2098906170133">
            <text:p>208.2098906170133</text:p>
          </table:table-cell>
          <table:table-cell office:value-type="float" office:value="3.2450226921198695">
            <text:p>3.245022692119869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8.56203729665836">
            <text:p>208.56203729665836</text:p>
          </table:table-cell>
          <table:table-cell office:value-type="float" office:value="3.2021803174171897">
            <text:p>3.202180317417189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8.33792556741437">
            <text:p>208.33792556741437</text:p>
          </table:table-cell>
          <table:table-cell office:value-type="float" office:value="3.234734958514318">
            <text:p>3.23473495851431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9.34336818925826">
            <text:p>209.34336818925826</text:p>
          </table:table-cell>
          <table:table-cell office:value-type="float" office:value="2.5657874017034135">
            <text:p>2.565787401703413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8.92511838531135">
            <text:p>208.92511838531135</text:p>
          </table:table-cell>
          <table:table-cell office:value-type="float" office:value="4.706546864429332">
            <text:p>4.70654686442933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8.583718535121">
            <text:p>208.583718535121</text:p>
          </table:table-cell>
          <table:table-cell office:value-type="float" office:value="2.7351360734265504">
            <text:p>2.7351360734265504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5.2975989193028">
            <text:p>205.2975989193028</text:p>
          </table:table-cell>
          <table:table-cell office:value-type="float" office:value="4.443176463461024">
            <text:p>4.443176463461024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13.9082910008146">
            <text:p>213.9082910008146</text:p>
          </table:table-cell>
          <table:table-cell office:value-type="float" office:value="3.573038229587057">
            <text:p>3.57303822958705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8.84002195536195">
            <text:p>208.84002195536195</text:p>
          </table:table-cell>
          <table:table-cell office:value-type="float" office:value="4.6618964319963">
            <text:p>4.6618964319963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8.04650582053546">
            <text:p>208.04650582053546</text:p>
          </table:table-cell>
          <table:table-cell office:value-type="float" office:value="5.305259791166372">
            <text:p>5.305259791166372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8.27244280943682">
            <text:p>208.27244280943682</text:p>
          </table:table-cell>
          <table:table-cell office:value-type="float" office:value="4.345361309486847">
            <text:p>4.345361309486847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3.02624268793153">
            <text:p>203.02624268793153</text:p>
          </table:table-cell>
          <table:table-cell office:value-type="float" office:value="4.48955434835051">
            <text:p>4.4895543483505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3.09673988703992">
            <text:p>203.09673988703992</text:p>
          </table:table-cell>
          <table:table-cell office:value-type="float" office:value="4.92101363131229">
            <text:p>4.92101363131229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13.5025329047849">
            <text:p>213.5025329047849</text:p>
          </table:table-cell>
          <table:table-cell office:value-type="float" office:value="4.774889991068305">
            <text:p>4.77488999106830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7.0754959783339">
            <text:p>207.0754959783339</text:p>
          </table:table-cell>
          <table:table-cell office:value-type="float" office:value="3.306823546799603">
            <text:p>3.306823546799603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03.2676038685764">
            <text:p>203.2676038685764</text:p>
          </table:table-cell>
          <table:table-cell office:value-type="float" office:value="2.856851875122196">
            <text:p>2.856851875122196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4.8410678570446">
            <text:p>204.8410678570446</text:p>
          </table:table-cell>
          <table:table-cell office:value-type="float" office:value="4.425799432941756">
            <text:p>4.42579943294175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4.72106607081702">
            <text:p>204.72106607081702</text:p>
          </table:table-cell>
          <table:table-cell office:value-type="float" office:value="3.870691928212556">
            <text:p>3.870691928212556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4.62577573089612">
            <text:p>204.62577573089612</text:p>
          </table:table-cell>
          <table:table-cell office:value-type="float" office:value="2.820554030072265">
            <text:p>2.82055403007226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70.6825451283974">
            <text:p>170.6825451283974</text:p>
          </table:table-cell>
          <table:table-cell office:value-type="float" office:value="3.960934632518775">
            <text:p>3.96093463251877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65.26363490105385">
            <text:p>65.26363490105385</text:p>
          </table:table-cell>
          <table:table-cell office:value-type="float" office:value="6.713922664505179">
            <text:p>6.713922664505179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2.642442180457284">
            <text:p>22.642442180457284</text:p>
          </table:table-cell>
          <table:table-cell office:value-type="float" office:value="6.988657561056811">
            <text:p>6.988657561056811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.091581201716171">
            <text:p>1.091581201716171</text:p>
          </table:table-cell>
          <table:table-cell office:value-type="float" office:value="0.011352471389670863">
            <text:p>0.01135247138967086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.0894533444284122">
            <text:p>1.0894533444284122</text:p>
          </table:table-cell>
          <table:table-cell office:value-type="float" office:value="0.01114988247943684">
            <text:p>0.0111498824794368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1043756796930584">
            <text:p>1.1043756796930584</text:p>
          </table:table-cell>
          <table:table-cell office:value-type="float" office:value="0.014216132864129396">
            <text:p>0.01421613286412939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0894421932955038">
            <text:p>1.0894421932955038</text:p>
          </table:table-cell>
          <table:table-cell office:value-type="float" office:value="0.012098883637582287">
            <text:p>0.01209888363758228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1100591160649553">
            <text:p>1.1100591160649553</text:p>
          </table:table-cell>
          <table:table-cell office:value-type="float" office:value="0.010763906979088097">
            <text:p>0.01076390697908809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0894711000978377">
            <text:p>1.0894711000978377</text:p>
          </table:table-cell>
          <table:table-cell office:value-type="float" office:value="0.010629907763830073">
            <text:p>0.01062990776383007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0888058081446559">
            <text:p>1.0888058081446559</text:p>
          </table:table-cell>
          <table:table-cell office:value-type="float" office:value="0.012757671985744293">
            <text:p>0.01275767198574429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0925416615277241">
            <text:p>1.0925416615277241</text:p>
          </table:table-cell>
          <table:table-cell office:value-type="float" office:value="0.008031977937109802">
            <text:p>0.00803197793710980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0973029260757645">
            <text:p>1.0973029260757645</text:p>
          </table:table-cell>
          <table:table-cell office:value-type="float" office:value="0.006923404955217035">
            <text:p>0.00692340495521703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1054596285234282">
            <text:p>1.1054596285234282</text:p>
          </table:table-cell>
          <table:table-cell office:value-type="float" office:value="0.008170286985605076">
            <text:p>0.00817028698560507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0879215238736786">
            <text:p>1.0879215238736786</text:p>
          </table:table-cell>
          <table:table-cell office:value-type="float" office:value="0.009755281716832738">
            <text:p>0.00975528171683273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092938388990498">
            <text:p>1.092938388990498</text:p>
          </table:table-cell>
          <table:table-cell office:value-type="float" office:value="0.01698458082057229">
            <text:p>0.01698458082057229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0957532331359674">
            <text:p>1.0957532331359674</text:p>
          </table:table-cell>
          <table:table-cell office:value-type="float" office:value="0.010940401536781852">
            <text:p>0.010940401536781852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087385992459122">
            <text:p>1.087385992459122</text:p>
          </table:table-cell>
          <table:table-cell office:value-type="float" office:value="0.009808720630643943">
            <text:p>0.00980872063064394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098462966886038">
            <text:p>1.098462966886038</text:p>
          </table:table-cell>
          <table:table-cell office:value-type="float" office:value="0.010586227845246191">
            <text:p>0.010586227845246191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0862049237012894">
            <text:p>1.0862049237012894</text:p>
          </table:table-cell>
          <table:table-cell office:value-type="float" office:value="0.00750073127602551">
            <text:p>0.00750073127602551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1056625211303206">
            <text:p>1.1056625211303206</text:p>
          </table:table-cell>
          <table:table-cell office:value-type="float" office:value="0.010436465811669803">
            <text:p>0.01043646581166980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0826088399793174">
            <text:p>1.0826088399793174</text:p>
          </table:table-cell>
          <table:table-cell office:value-type="float" office:value="0.01300018118949176">
            <text:p>0.013000181189491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0.9855923219712593">
            <text:p>0.9855923219712593</text:p>
          </table:table-cell>
          <table:table-cell office:value-type="float" office:value="0.009939476575205478">
            <text:p>0.009939476575205478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0.8495228459840074">
            <text:p>0.8495228459840074</text:p>
          </table:table-cell>
          <table:table-cell office:value-type="float" office:value="0.01656764165887632">
            <text:p>0.0165676416588763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0.8292798735153083">
            <text:p>0.8292798735153083</text:p>
          </table:table-cell>
          <table:table-cell office:value-type="float" office:value="0.01154829901103382">
            <text:p>0.01154829901103382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0.8604029352726961">
            <text:p>0.8604029352726961</text:p>
          </table:table-cell>
          <table:table-cell office:value-type="float" office:value="0.0075274981392562616">
            <text:p>0.007527498139256261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0421367485423092">
            <text:p>1.0421367485423092</text:p>
          </table:table-cell>
          <table:table-cell office:value-type="float" office:value="0.011163245036297419">
            <text:p>0.011163245036297419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4743377454367304">
            <text:p>1.4743377454367304</text:p>
          </table:table-cell>
          <table:table-cell office:value-type="float" office:value="0.013696012317211684">
            <text:p>0.01369601231721168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099447126400776">
            <text:p>2.099447126400776</text:p>
          </table:table-cell>
          <table:table-cell office:value-type="float" office:value="0.022935692823203475">
            <text:p>0.022935692823203475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1024656675499585">
            <text:p>3.1024656675499585</text:p>
          </table:table-cell>
          <table:table-cell office:value-type="float" office:value="0.026102391703505142">
            <text:p>0.02610239170350514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208181352697582">
            <text:p>5.208181352697582</text:p>
          </table:table-cell>
          <table:table-cell office:value-type="float" office:value="0.04148663159940563">
            <text:p>0.0414866315994056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.430195854560237">
            <text:p>8.430195854560237</text:p>
          </table:table-cell>
          <table:table-cell office:value-type="float" office:value="0.09436949469175006">
            <text:p>0.0943694946917500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9.30288285534135">
            <text:p>59.30288285534135</text:p>
          </table:table-cell>
          <table:table-cell office:value-type="float" office:value="10.590037425837027">
            <text:p>10.5900374258370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35.5580929133071">
            <text:p>635.5580929133071</text:p>
          </table:table-cell>
          <table:table-cell office:value-type="float" office:value="5.1243138554254255">
            <text:p>5.124313855425425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70.359646879495">
            <text:p>770.359646879495</text:p>
          </table:table-cell>
          <table:table-cell office:value-type="float" office:value="2.9658774174826754">
            <text:p>2.965877417482675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2.2841717921863">
            <text:p>902.2841717921863</text:p>
          </table:table-cell>
          <table:table-cell office:value-type="float" office:value="5.41042751739134">
            <text:p>5.4104275173913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39.5861393089926">
            <text:p>1039.5861393089926</text:p>
          </table:table-cell>
          <table:table-cell office:value-type="float" office:value="3.2585401745716007">
            <text:p>3.258540174571600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8.7581478159143">
            <text:p>1198.7581478159143</text:p>
          </table:table-cell>
          <table:table-cell office:value-type="float" office:value="2.6784291615022817">
            <text:p>2.6784291615022817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7.3297408631463">
            <text:p>1367.3297408631463</text:p>
          </table:table-cell>
          <table:table-cell office:value-type="float" office:value="2.7859917667840133">
            <text:p>2.785991766784013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53.1272145216506">
            <text:p>1553.1272145216506</text:p>
          </table:table-cell>
          <table:table-cell office:value-type="float" office:value="4.9000624964150505">
            <text:p>4.900062496415050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59.6125619174168">
            <text:p>1759.6125619174168</text:p>
          </table:table-cell>
          <table:table-cell office:value-type="float" office:value="4.976053126114591">
            <text:p>4.976053126114591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7.5525120095567">
            <text:p>1997.5525120095567</text:p>
          </table:table-cell>
          <table:table-cell office:value-type="float" office:value="5.153011679375356">
            <text:p>5.15301167937535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8.3486719087255">
            <text:p>2258.3486719087255</text:p>
          </table:table-cell>
          <table:table-cell office:value-type="float" office:value="3.0407617484284244">
            <text:p>3.0407617484284244</text:p>
          </table:table-cell>
        </table:table-row>
      </table:table>
      <table:table table:name="rc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15.449333743333">
            <text:p>215.449333743333</text:p>
          </table:table-cell>
          <table:table-cell office:value-type="float" office:value="3.4485241151335377">
            <text:p>3.4485241151335377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8.19235097444948">
            <text:p>208.19235097444948</text:p>
          </table:table-cell>
          <table:table-cell office:value-type="float" office:value="3.325807042101809">
            <text:p>3.325807042101809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5.97263240390112">
            <text:p>205.97263240390112</text:p>
          </table:table-cell>
          <table:table-cell office:value-type="float" office:value="4.238183680768929">
            <text:p>4.238183680768929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11.99950202733558">
            <text:p>211.99950202733558</text:p>
          </table:table-cell>
          <table:table-cell office:value-type="float" office:value="2.4215195417971005">
            <text:p>2.421519541797100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5.73171097446848">
            <text:p>205.73171097446848</text:p>
          </table:table-cell>
          <table:table-cell office:value-type="float" office:value="2.972675258224901">
            <text:p>2.972675258224901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7.3066818688031">
            <text:p>207.3066818688031</text:p>
          </table:table-cell>
          <table:table-cell office:value-type="float" office:value="3.416946712862129">
            <text:p>3.416946712862129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0.59776508509594">
            <text:p>200.59776508509594</text:p>
          </table:table-cell>
          <table:table-cell office:value-type="float" office:value="2.938757308505806">
            <text:p>2.93875730850580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9.27503483156738">
            <text:p>209.27503483156738</text:p>
          </table:table-cell>
          <table:table-cell office:value-type="float" office:value="4.211008093164393">
            <text:p>4.211008093164393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9.7584857530603">
            <text:p>209.7584857530603</text:p>
          </table:table-cell>
          <table:table-cell office:value-type="float" office:value="3.952653384235793">
            <text:p>3.952653384235793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5.5395329881319">
            <text:p>205.5395329881319</text:p>
          </table:table-cell>
          <table:table-cell office:value-type="float" office:value="3.7246339360867693">
            <text:p>3.7246339360867693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7.82076341571755">
            <text:p>207.82076341571755</text:p>
          </table:table-cell>
          <table:table-cell office:value-type="float" office:value="3.380991174663176">
            <text:p>3.38099117466317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6.49147572449752">
            <text:p>206.49147572449752</text:p>
          </table:table-cell>
          <table:table-cell office:value-type="float" office:value="3.386611107143416">
            <text:p>3.386611107143416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9.4181071550356">
            <text:p>209.4181071550356</text:p>
          </table:table-cell>
          <table:table-cell office:value-type="float" office:value="3.4463793884470832">
            <text:p>3.4463793884470832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10.5916809917232">
            <text:p>210.5916809917232</text:p>
          </table:table-cell>
          <table:table-cell office:value-type="float" office:value="1.4029531979322667">
            <text:p>1.4029531979322667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5.414819439127">
            <text:p>205.414819439127</text:p>
          </table:table-cell>
          <table:table-cell office:value-type="float" office:value="4.963173523181214">
            <text:p>4.963173523181214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16.17110315448608">
            <text:p>216.17110315448608</text:p>
          </table:table-cell>
          <table:table-cell office:value-type="float" office:value="3.2612161496483587">
            <text:p>3.261216149648358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4.209894439329">
            <text:p>204.209894439329</text:p>
          </table:table-cell>
          <table:table-cell office:value-type="float" office:value="4.833478810202716">
            <text:p>4.83347881020271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4.52560448316225">
            <text:p>204.52560448316225</text:p>
          </table:table-cell>
          <table:table-cell office:value-type="float" office:value="3.2928949066651825">
            <text:p>3.292894906665182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9.1818085439023">
            <text:p>209.1818085439023</text:p>
          </table:table-cell>
          <table:table-cell office:value-type="float" office:value="3.3542235780217524">
            <text:p>3.3542235780217524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3.31896604440632">
            <text:p>203.31896604440632</text:p>
          </table:table-cell>
          <table:table-cell office:value-type="float" office:value="3.9418695259080794">
            <text:p>3.9418695259080794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4.77403976727032">
            <text:p>204.77403976727032</text:p>
          </table:table-cell>
          <table:table-cell office:value-type="float" office:value="3.3985823971570337">
            <text:p>3.3985823971570337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95.80617857193985">
            <text:p>195.80617857193985</text:p>
          </table:table-cell>
          <table:table-cell office:value-type="float" office:value="2.98360856436562">
            <text:p>2.98360856436562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0.81228947471658">
            <text:p>140.81228947471658</text:p>
          </table:table-cell>
          <table:table-cell office:value-type="float" office:value="6.707463867070794">
            <text:p>6.707463867070794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58.89446226375486">
            <text:p>58.89446226375486</text:p>
          </table:table-cell>
          <table:table-cell office:value-type="float" office:value="5.6799669538833975">
            <text:p>5.679966953883397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.062232412014271">
            <text:p>10.062232412014271</text:p>
          </table:table-cell>
          <table:table-cell office:value-type="float" office:value="4.49232512472411">
            <text:p>4.49232512472411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364092260949978">
            <text:p>1.364092260949978</text:p>
          </table:table-cell>
          <table:table-cell office:value-type="float" office:value="0.013535011129072287">
            <text:p>0.01353501112907228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367859087274037">
            <text:p>1.367859087274037</text:p>
          </table:table-cell>
          <table:table-cell office:value-type="float" office:value="0.015195886460334936">
            <text:p>0.015195886460334936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3643186877880815">
            <text:p>1.3643186877880815</text:p>
          </table:table-cell>
          <table:table-cell office:value-type="float" office:value="0.016361366359022776">
            <text:p>0.01636136635902277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351841630427684">
            <text:p>1.351841630427684</text:p>
          </table:table-cell>
          <table:table-cell office:value-type="float" office:value="0.014842571215637614">
            <text:p>0.01484257121563761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594249228538282">
            <text:p>1.3594249228538282</text:p>
          </table:table-cell>
          <table:table-cell office:value-type="float" office:value="0.023157004872207863">
            <text:p>0.023157004872207863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687326204480417">
            <text:p>1.3687326204480417</text:p>
          </table:table-cell>
          <table:table-cell office:value-type="float" office:value="0.015200207781610691">
            <text:p>0.015200207781610691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69871083540031">
            <text:p>1.369871083540031</text:p>
          </table:table-cell>
          <table:table-cell office:value-type="float" office:value="0.01588419364183477">
            <text:p>0.0158841936418347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710352664615189">
            <text:p>1.3710352664615189</text:p>
          </table:table-cell>
          <table:table-cell office:value-type="float" office:value="0.015058550907087586">
            <text:p>0.01505855090708758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081897007895382">
            <text:p>1.3081897007895382</text:p>
          </table:table-cell>
          <table:table-cell office:value-type="float" office:value="0.02314835280959806">
            <text:p>0.0231483528095980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463261118183387">
            <text:p>1.3463261118183387</text:p>
          </table:table-cell>
          <table:table-cell office:value-type="float" office:value="0.02767752266955612">
            <text:p>0.02767752266955612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454562256268658">
            <text:p>1.3454562256268658</text:p>
          </table:table-cell>
          <table:table-cell office:value-type="float" office:value="0.018760023329493072">
            <text:p>0.01876002332949307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582391280678476">
            <text:p>1.3582391280678476</text:p>
          </table:table-cell>
          <table:table-cell office:value-type="float" office:value="0.030759648252383393">
            <text:p>0.03075964825238339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352279046799382">
            <text:p>1.3352279046799382</text:p>
          </table:table-cell>
          <table:table-cell office:value-type="float" office:value="0.02103563079375756">
            <text:p>0.0210356307937575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397029301257684">
            <text:p>1.3397029301257684</text:p>
          </table:table-cell>
          <table:table-cell office:value-type="float" office:value="0.015013403287398468">
            <text:p>0.01501340328739846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63757253907573">
            <text:p>1.363757253907573</text:p>
          </table:table-cell>
          <table:table-cell office:value-type="float" office:value="0.009290273554611157">
            <text:p>0.0092902735546111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532173054829513">
            <text:p>1.3532173054829513</text:p>
          </table:table-cell>
          <table:table-cell office:value-type="float" office:value="0.01812832768980641">
            <text:p>0.0181283276898064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248943106402842">
            <text:p>1.3248943106402842</text:p>
          </table:table-cell>
          <table:table-cell office:value-type="float" office:value="0.015648709968154147">
            <text:p>0.015648709968154147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3679936193315008">
            <text:p>1.3679936193315008</text:p>
          </table:table-cell>
          <table:table-cell office:value-type="float" office:value="0.014836043506350479">
            <text:p>0.01483604350635047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052784339587522">
            <text:p>1.052784339587522</text:p>
          </table:table-cell>
          <table:table-cell office:value-type="float" office:value="0.024046655205766293">
            <text:p>0.02404665520576629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0364143121606764">
            <text:p>1.0364143121606764</text:p>
          </table:table-cell>
          <table:table-cell office:value-type="float" office:value="0.018375145799911494">
            <text:p>0.01837514579991149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450779373262547">
            <text:p>1.450779373262547</text:p>
          </table:table-cell>
          <table:table-cell office:value-type="float" office:value="0.011514612532350173">
            <text:p>0.01151461253235017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1185100182211984">
            <text:p>2.1185100182211984</text:p>
          </table:table-cell>
          <table:table-cell office:value-type="float" office:value="0.02919387282826615">
            <text:p>0.02919387282826615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144545650946968">
            <text:p>3.144545650946968</text:p>
          </table:table-cell>
          <table:table-cell office:value-type="float" office:value="0.037226673696437014">
            <text:p>0.03722667369643701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048113666933178">
            <text:p>5.048113666933178</text:p>
          </table:table-cell>
          <table:table-cell office:value-type="float" office:value="0.05637525434528689">
            <text:p>0.05637525434528689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.38555063841972">
            <text:p>8.38555063841972</text:p>
          </table:table-cell>
          <table:table-cell office:value-type="float" office:value="0.09691970932377786">
            <text:p>0.0969197093237778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9.99746720873581">
            <text:p>59.99746720873581</text:p>
          </table:table-cell>
          <table:table-cell office:value-type="float" office:value="9.95977532062887">
            <text:p>9.9597753206288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30.8326711322986">
            <text:p>630.8326711322986</text:p>
          </table:table-cell>
          <table:table-cell office:value-type="float" office:value="3.376415457737347">
            <text:p>3.37641545773734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67.8229806884885">
            <text:p>767.8229806884885</text:p>
          </table:table-cell>
          <table:table-cell office:value-type="float" office:value="2.499740578648447">
            <text:p>2.49974057864844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8.3747197316225">
            <text:p>908.3747197316225</text:p>
          </table:table-cell>
          <table:table-cell office:value-type="float" office:value="4.324449258403078">
            <text:p>4.32444925840307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44.5748259268307">
            <text:p>1044.5748259268307</text:p>
          </table:table-cell>
          <table:table-cell office:value-type="float" office:value="4.5147836164645705">
            <text:p>4.514783616464570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5.439127250519">
            <text:p>1195.439127250519</text:p>
          </table:table-cell>
          <table:table-cell office:value-type="float" office:value="3.5373725107332374">
            <text:p>3.5373725107332374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7.681710074567">
            <text:p>1367.681710074567</text:p>
          </table:table-cell>
          <table:table-cell office:value-type="float" office:value="3.8868142840395326">
            <text:p>3.886814284039532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51.2665379793907">
            <text:p>1551.2665379793907</text:p>
          </table:table-cell>
          <table:table-cell office:value-type="float" office:value="4.042745841294777">
            <text:p>4.042745841294777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67.437098963305">
            <text:p>1767.437098963305</text:p>
          </table:table-cell>
          <table:table-cell office:value-type="float" office:value="4.206941461909493">
            <text:p>4.206941461909493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0.5710974074786">
            <text:p>1990.5710974074786</text:p>
          </table:table-cell>
          <table:table-cell office:value-type="float" office:value="4.13884264532926">
            <text:p>4.1388426453292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5.9104281915825">
            <text:p>2255.9104281915825</text:p>
          </table:table-cell>
          <table:table-cell office:value-type="float" office:value="2.1429983271113393">
            <text:p>2.1429983271113393</text:p>
          </table:table-cell>
        </table:table-row>
      </table:table>
      <table:table table:name="rc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0.6303955975971">
            <text:p>200.6303955975971</text:p>
          </table:table-cell>
          <table:table-cell office:value-type="float" office:value="4.452663596741198">
            <text:p>4.45266359674119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2.42250381785394">
            <text:p>202.42250381785394</text:p>
          </table:table-cell>
          <table:table-cell office:value-type="float" office:value="5.0626007513805416">
            <text:p>5.062600751380541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9.427841487448">
            <text:p>209.427841487448</text:p>
          </table:table-cell>
          <table:table-cell office:value-type="float" office:value="4.218902949930096">
            <text:p>4.218902949930096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1.6561482714009">
            <text:p>201.6561482714009</text:p>
          </table:table-cell>
          <table:table-cell office:value-type="float" office:value="3.8194767667077114">
            <text:p>3.819476766707711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12.94179934424596">
            <text:p>212.94179934424596</text:p>
          </table:table-cell>
          <table:table-cell office:value-type="float" office:value="3.8552828695022385">
            <text:p>3.855282869502238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12.88333697799916">
            <text:p>212.88333697799916</text:p>
          </table:table-cell>
          <table:table-cell office:value-type="float" office:value="3.9315286073211375">
            <text:p>3.931528607321137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12.361519117918">
            <text:p>212.361519117918</text:p>
          </table:table-cell>
          <table:table-cell office:value-type="float" office:value="3.994705511745877">
            <text:p>3.994705511745877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0.19773490085697">
            <text:p>200.19773490085697</text:p>
          </table:table-cell>
          <table:table-cell office:value-type="float" office:value="2.7431887439861717">
            <text:p>2.743188743986171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10.76793285662265">
            <text:p>210.76793285662265</text:p>
          </table:table-cell>
          <table:table-cell office:value-type="float" office:value="2.802341107522579">
            <text:p>2.802341107522579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2.59008667550634">
            <text:p>202.59008667550634</text:p>
          </table:table-cell>
          <table:table-cell office:value-type="float" office:value="3.088707403336467">
            <text:p>3.08870740333646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12.8556066227703">
            <text:p>212.8556066227703</text:p>
          </table:table-cell>
          <table:table-cell office:value-type="float" office:value="3.1607147688890636">
            <text:p>3.160714768889063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5.45371298346035">
            <text:p>205.45371298346035</text:p>
          </table:table-cell>
          <table:table-cell office:value-type="float" office:value="3.0195439337367693">
            <text:p>3.019543933736769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3.2906296016861">
            <text:p>203.2906296016861</text:p>
          </table:table-cell>
          <table:table-cell office:value-type="float" office:value="2.725719500324988">
            <text:p>2.725719500324988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7.33024527233073">
            <text:p>207.33024527233073</text:p>
          </table:table-cell>
          <table:table-cell office:value-type="float" office:value="3.6546357519544324">
            <text:p>3.654635751954432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4.99447962986272">
            <text:p>204.99447962986272</text:p>
          </table:table-cell>
          <table:table-cell office:value-type="float" office:value="2.4514985050371814">
            <text:p>2.4514985050371814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05.45586318749105">
            <text:p>205.45586318749105</text:p>
          </table:table-cell>
          <table:table-cell office:value-type="float" office:value="3.9759417316732937">
            <text:p>3.975941731673293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3.02864312144138">
            <text:p>203.02864312144138</text:p>
          </table:table-cell>
          <table:table-cell office:value-type="float" office:value="3.515081463674143">
            <text:p>3.51508146367414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4.85393473493423">
            <text:p>204.85393473493423</text:p>
          </table:table-cell>
          <table:table-cell office:value-type="float" office:value="3.777059429640348">
            <text:p>3.777059429640348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11.19781840276397">
            <text:p>211.19781840276397</text:p>
          </table:table-cell>
          <table:table-cell office:value-type="float" office:value="4.1184140652163075">
            <text:p>4.118414065216307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0.62356292123616">
            <text:p>200.62356292123616</text:p>
          </table:table-cell>
          <table:table-cell office:value-type="float" office:value="4.021662671482913">
            <text:p>4.02166267148291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7.89386781334784">
            <text:p>207.89386781334784</text:p>
          </table:table-cell>
          <table:table-cell office:value-type="float" office:value="2.59610244632338">
            <text:p>2.59610244632338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03.20682811660612">
            <text:p>203.20682811660612</text:p>
          </table:table-cell>
          <table:table-cell office:value-type="float" office:value="4.4446497873297615">
            <text:p>4.4446497873297615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98.7965176059923">
            <text:p>198.7965176059923</text:p>
          </table:table-cell>
          <table:table-cell office:value-type="float" office:value="3.1220583718363804">
            <text:p>3.1220583718363804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91.79306124883428">
            <text:p>191.79306124883428</text:p>
          </table:table-cell>
          <table:table-cell office:value-type="float" office:value="3.9397162110839963">
            <text:p>3.939716211083996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87.3489727107774">
            <text:p>187.3489727107774</text:p>
          </table:table-cell>
          <table:table-cell office:value-type="float" office:value="3.8338012689263032">
            <text:p>3.8338012689263032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24.11623467620723">
            <text:p>124.11623467620723</text:p>
          </table:table-cell>
          <table:table-cell office:value-type="float" office:value="5.969810650578574">
            <text:p>5.96981065057857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1.16635179582703">
            <text:p>41.16635179582703</text:p>
          </table:table-cell>
          <table:table-cell office:value-type="float" office:value="8.564873521304639">
            <text:p>8.564873521304639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7.436931022952487">
            <text:p>7.436931022952487</text:p>
          </table:table-cell>
          <table:table-cell office:value-type="float" office:value="3.7102628752338473">
            <text:p>3.710262875233847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.132405548791172">
            <text:p>2.132405548791172</text:p>
          </table:table-cell>
          <table:table-cell office:value-type="float" office:value="0.032594107314426746">
            <text:p>0.03259410731442674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2.1134668845409275">
            <text:p>2.1134668845409275</text:p>
          </table:table-cell>
          <table:table-cell office:value-type="float" office:value="0.02027175470360236">
            <text:p>0.0202717547036023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.1095691271267976">
            <text:p>2.1095691271267976</text:p>
          </table:table-cell>
          <table:table-cell office:value-type="float" office:value="0.023850526836675788">
            <text:p>0.023850526836675788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.118698261978561">
            <text:p>2.118698261978561</text:p>
          </table:table-cell>
          <table:table-cell office:value-type="float" office:value="0.02510794316330276">
            <text:p>0.0251079431633027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.131404634524194">
            <text:p>2.131404634524194</text:p>
          </table:table-cell>
          <table:table-cell office:value-type="float" office:value="0.01987694121557625">
            <text:p>0.0198769412155762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2.09497601334022">
            <text:p>2.09497601334022</text:p>
          </table:table-cell>
          <table:table-cell office:value-type="float" office:value="0.03153126760167931">
            <text:p>0.03153126760167931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.148835618689624">
            <text:p>2.148835618689624</text:p>
          </table:table-cell>
          <table:table-cell office:value-type="float" office:value="0.01830672508725098">
            <text:p>0.0183067250872509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2.1007894678857477">
            <text:p>2.1007894678857477</text:p>
          </table:table-cell>
          <table:table-cell office:value-type="float" office:value="0.035136727572151936">
            <text:p>0.03513672757215193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.1312313928720794">
            <text:p>2.1312313928720794</text:p>
          </table:table-cell>
          <table:table-cell office:value-type="float" office:value="0.03179018897664267">
            <text:p>0.03179018897664267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2.1039535291659517">
            <text:p>2.1039535291659517</text:p>
          </table:table-cell>
          <table:table-cell office:value-type="float" office:value="0.02645166180483738">
            <text:p>0.0264516618048373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.0657595924342003">
            <text:p>2.0657595924342003</text:p>
          </table:table-cell>
          <table:table-cell office:value-type="float" office:value="0.021891949981893078">
            <text:p>0.02189194998189307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2.0760955208567418">
            <text:p>2.0760955208567418</text:p>
          </table:table-cell>
          <table:table-cell office:value-type="float" office:value="0.019008510604390724">
            <text:p>0.019008510604390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999674407121796">
            <text:p>2.0999674407121796</text:p>
          </table:table-cell>
          <table:table-cell office:value-type="float" office:value="0.018894087695885457">
            <text:p>0.01889408769588545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0843239267671145">
            <text:p>2.0843239267671145</text:p>
          </table:table-cell>
          <table:table-cell office:value-type="float" office:value="0.02095459017896747">
            <text:p>0.02095459017896747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0907363629783315">
            <text:p>2.0907363629783315</text:p>
          </table:table-cell>
          <table:table-cell office:value-type="float" office:value="0.03153373171020074">
            <text:p>0.031533731710200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.0834654250973457">
            <text:p>2.0834654250973457</text:p>
          </table:table-cell>
          <table:table-cell office:value-type="float" office:value="0.01944609936304216">
            <text:p>0.0194460993630421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.1011690179399354">
            <text:p>2.1011690179399354</text:p>
          </table:table-cell>
          <table:table-cell office:value-type="float" office:value="0.026974044003914812">
            <text:p>0.02697404400391481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.012307602263244">
            <text:p>2.012307602263244</text:p>
          </table:table-cell>
          <table:table-cell office:value-type="float" office:value="0.027448191508032186">
            <text:p>0.02744819150803218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1249085834094954">
            <text:p>2.1249085834094954</text:p>
          </table:table-cell>
          <table:table-cell office:value-type="float" office:value="0.02116342114921324">
            <text:p>0.0211634211492132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175587976366436">
            <text:p>3.175587976366436</text:p>
          </table:table-cell>
          <table:table-cell office:value-type="float" office:value="0.02389751906445731">
            <text:p>0.02389751906445731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13330261782665">
            <text:p>5.13330261782665</text:p>
          </table:table-cell>
          <table:table-cell office:value-type="float" office:value="0.04913724522426418">
            <text:p>0.04913724522426418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.471556158864505">
            <text:p>8.471556158864505</text:p>
          </table:table-cell>
          <table:table-cell office:value-type="float" office:value="0.055798035812570125">
            <text:p>0.05579803581257012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69.05519798243664">
            <text:p>69.05519798243664</text:p>
          </table:table-cell>
          <table:table-cell office:value-type="float" office:value="8.648149402338298">
            <text:p>8.648149402338298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27.4470290772765">
            <text:p>627.4470290772765</text:p>
          </table:table-cell>
          <table:table-cell office:value-type="float" office:value="3.214040414931526">
            <text:p>3.21404041493152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78.2024060593048">
            <text:p>778.2024060593048</text:p>
          </table:table-cell>
          <table:table-cell office:value-type="float" office:value="3.2580567403291565">
            <text:p>3.258056740329156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9.6730803151019">
            <text:p>909.6730803151019</text:p>
          </table:table-cell>
          <table:table-cell office:value-type="float" office:value="2.735977380395662">
            <text:p>2.735977380395662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40.788766469147">
            <text:p>1040.788766469147</text:p>
          </table:table-cell>
          <table:table-cell office:value-type="float" office:value="2.6033054123816037">
            <text:p>2.603305412381603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8.4196455834967">
            <text:p>1198.4196455834967</text:p>
          </table:table-cell>
          <table:table-cell office:value-type="float" office:value="3.337781690586678">
            <text:p>3.33778169058667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1.5633928100176">
            <text:p>1361.5633928100176</text:p>
          </table:table-cell>
          <table:table-cell office:value-type="float" office:value="5.9064499553308725">
            <text:p>5.9064499553308725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52.0195703316967">
            <text:p>1552.0195703316967</text:p>
          </table:table-cell>
          <table:table-cell office:value-type="float" office:value="3.701820984552938">
            <text:p>3.70182098455293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53.5843698873227">
            <text:p>1753.5843698873227</text:p>
          </table:table-cell>
          <table:table-cell office:value-type="float" office:value="3.6401417384057">
            <text:p>3.640141738405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0.2787371415222">
            <text:p>1990.2787371415222</text:p>
          </table:table-cell>
          <table:table-cell office:value-type="float" office:value="3.570783952948191">
            <text:p>3.570783952948191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48.550616554927">
            <text:p>2248.550616554927</text:p>
          </table:table-cell>
          <table:table-cell office:value-type="float" office:value="3.6999217778227758">
            <text:p>3.69992177782277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